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0" calcext:value-type="float">
            <text:p>1000</text:p>
          </table:table-cell>
          <table:table-cell table:style-name="ce7" table:formula="of:=COUNTIF([.B7:.B1095];&quot;X&quot;)" office:value-type="float" office:value="853" calcext:value-type="float">
            <text:p>85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4" calcext:value-type="float">
            <text:p>10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5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7">00/00/0000</text:date>, <text:time style:data-style-name="N2" text:time-value="20:52:58.7766266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7T20:53:54.725787489</dc:date>
    <meta:editing-duration>P1DT3H29M20S</meta:editing-duration>
    <meta:editing-cycles>1001</meta:editing-cycles>
    <meta:document-statistic meta:table-count="1" meta:cell-count="6027" meta:object-count="0"/>
  </office:meta>
</office:document-meta>
</file>